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4000001EE392BB3DCB02EC136.png" manifest:media-type="image/png"/>
  <manifest:file-entry manifest:full-path="Pictures/100092DD00009F6100004DD34B8B4F889EFD23A6.svg" manifest:media-type="image/svg+xml"/>
  <manifest:file-entry manifest:full-path="Pictures/10000000000000D50000003FAE4930A08B2286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versLTW0247LightCn1" svg:font-family="UniversLTW0247LightCn"/>
    <style:font-face style:name="UniversLTW0267Cn1" svg:font-family="UniversLTW0267Cn"/>
    <style:font-face style:name="DejaVu Sans2" svg:font-family="'DejaVu Sans'" style:font-pitch="variable"/>
    <style:font-face style:name="Liberation Serif1" svg:font-family="'Liberation Serif'" style:font-pitch="variable"/>
    <style:font-face style:name="UniversLTW0247LightCn" svg:font-family="UniversLTW0247LightCn" style:font-pitch="variable"/>
    <style:font-face style:name="UniversLTW0267Cn" svg:font-family="UniversLTW0267C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erif2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8c58"/>
    </style:style>
    <style:style style:name="gr2" style:family="graphic" style:parent-style-name="standard">
      <style:graphic-properties draw:stroke="none" draw:fill="solid" draw:fill-color="#ededed"/>
    </style:style>
    <style:style style:name="gr3" style:family="graphic" style:parent-style-name="standard">
      <style:graphic-properties draw:stroke="none" draw:fill="solid" draw:fill-color="#008d58"/>
    </style:style>
    <style:style style:name="gr4" style:family="graphic" style:parent-style-name="standard">
      <style:graphic-properties draw:stroke="none" draw:fill="solid" draw:fill-color="#727776"/>
    </style:style>
    <style:style style:name="gr5" style:family="graphic" style:parent-style-name="standard">
      <style:graphic-properties draw:stroke="solid" svg:stroke-width="0.01cm" svg:stroke-color="#727776" draw:stroke-linejoin="miter" svg:stroke-linecap="butt" draw:fill="none" fo:padding-top="0.005cm" fo:padding-bottom="0.005cm" fo:padding-left="0.005cm" fo:padding-right="0.005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2.715cm" fo:min-width="14.90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97cm" fo:min-width="21.03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7.444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fo:min-height="2.858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39.181cm"/>
    </style:style>
    <style:style style:name="P1" style:family="paragraph">
      <loext:graphic-properties draw:fill="solid" draw:fill-color="#008c58"/>
    </style:style>
    <style:style style:name="P2" style:family="paragraph">
      <loext:graphic-properties draw:fill="solid" draw:fill-color="#ededed"/>
    </style:style>
    <style:style style:name="P3" style:family="paragraph">
      <loext:graphic-properties draw:fill="solid" draw:fill-color="#008d58"/>
    </style:style>
    <style:style style:name="P4" style:family="paragraph">
      <loext:graphic-properties draw:fill="solid" draw:fill-color="#727776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fo:font-size="66pt" fo:font-weight="bold" style:font-size-asian="66pt" style:font-weight-asian="bold" style:font-size-complex="66pt" style:font-weight-complex="bold"/>
    </style:style>
    <style:style style:name="P8" style:family="paragraph">
      <loext:graphic-properties draw:fill="none"/>
      <style:paragraph-properties fo:text-align="start" style:writing-mode="lr-tb"/>
      <style:text-properties style:font-name="DejaVu Sans" fo:font-size="48pt" style:font-size-asian="48pt" style:font-size-complex="48pt"/>
    </style:style>
    <style:style style:name="P9" style:family="paragraph">
      <loext:graphic-properties draw:fill="none"/>
      <style:paragraph-properties fo:text-align="start" style:writing-mode="lr-tb"/>
      <style:text-properties fo:font-size="36pt" style:font-size-asian="24pt" style:font-size-complex="24pt"/>
    </style:style>
    <style:style style:name="P10" style:family="paragraph">
      <loext:graphic-properties draw:fill="none" draw:fill-color="#ffffff"/>
      <style:text-properties style:font-name="DejaVu Sans" fo:font-size="60pt" style:font-size-asian="12pt" style:font-size-complex="12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style:font-name="DejaVu Sans" fo:font-size="54pt" style:font-size-asian="12pt" style:font-size-complex="12pt"/>
    </style:style>
    <style:style style:name="T1" style:family="text">
      <style:text-properties fo:color="#008c58" style:font-name="UniversLTW0267Cn1" fo:font-size="66pt" fo:font-weight="bold" style:font-size-asian="66pt" style:font-weight-asian="bold" style:font-name-complex="UniversLTW0267Cn1" style:font-size-complex="66pt" style:font-weight-complex="bold"/>
    </style:style>
    <style:style style:name="T2" style:family="text">
      <style:text-properties fo:color="#1d1d1b" style:font-name="DejaVu Sans" fo:font-size="48pt" style:font-size-asian="48pt" style:font-name-complex="UniversLTW0247LightCn1" style:font-size-complex="48pt"/>
    </style:style>
    <style:style style:name="T3" style:family="text">
      <style:text-properties fo:color="#1d1d1b" style:font-name="UniversLTW0247LightCn1" fo:font-size="36pt" style:font-size-asian="24pt" style:font-name-complex="UniversLTW0247LightCn1" style:font-size-complex="24pt"/>
    </style:style>
    <style:style style:name="T4" style:family="text">
      <style:text-properties style:font-name="DejaVu Sans" fo:font-size="60pt" style:font-size-asian="12pt" style:font-size-complex="12pt"/>
    </style:style>
    <style:style style:name="T5" style:family="text">
      <style:text-properties style:font-name="DejaVu Sans" fo:font-size="54pt" style:font-size-asian="12pt" style:font-size-complex="12pt"/>
    </style:style>
    <style:style style:name="T6" style:family="text">
      <style:text-properties style:font-name="DejaVu Sans" fo:font-size="44pt" style:font-size-asian="44pt" style:font-size-complex="44pt"/>
    </style:style>
    <style:style style:name="T7" style:family="text">
      <style:text-properties style:font-name="DejaVu Sans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7.877cm" svg:height="11.342cm" svg:x="39.863cm" svg:y="1.625cm" svg:viewBox="0 0 17878 11343" svg:d="M4746 1362c52-81 101-164 158-254-722 116-1419 222-2106 349-87 17-182 149-216 247-150 441-444 685-835 728-475-575-1079-699-1730-713l-17-95c340-124 679-248 1019-375 227-83 452-201 688-238 311-52 619-3 849 270 49 58 158 98 236 89 262-28 524-77 783-132 52-12 95-72 115-92 662-133 1318-265 1974-395 6-40 15-77 23-115-172-106-345-213-596-368 167 23 248 37 329 49 187 26 331 69 538-81 388-288 987-149 1353 187 83 75 213 116 328 139 656 123 1318 224 1968 362 357 72 576-69 564-423-14-357 208-553 562-489 475 89 1108 760 846 1410-81-98-144-190-219-268-112-112-190-305-417-132-40 32-207-95-311-155-106-64-204-139-308-208-227 234-230 398-14 550 460 328 952 619 1375 987 423 369 780 815 1229 1296-135-435 150-864-345-1189-446-291-403-702-43-1105 219-248 374-547 558-821 43 208 29 504 170 674 164 204 138 423 219 616 147 354-64 515-248 688-337 316-331 1096 23 1419 58 51 75 152 110 233 72 175 144 357 253 529 98-1116 535-2009 1540-2558-118 106-236 210-349 319-112 109-218 227-388 406 175-32 259-46 391-72-46 52-60 72-77 86-752 507-1137 1448-875 2263 106 331 328 624 486 941 173 345 331 699 567 1033 40-245 61-492 121-728 219-849 846-1356 1600-1313 887 52 1511 1077 1143 1891-63 136-190 245-328 346 305-403 267-829 126-1258-253-780-1254-1013-1821-417-490 515-608 1151-478 1833 17 83 106 153 218 181 104 979 208 1955 314 2950 69-51 193-143 320-238 0 20 0 40 3 57 146-29 296-60 443-92l26 32c-337 181-677 359-1051 561 110 37 158 52 236 78-204 178-400 348-581 506 112-351 262-696 331-1056 101-535-69-771-556-1030-146-78-250-262-345-412-89-141-141-305-181-515 296 224 592 449 955 725-150-409-256-774-414-1117-346-751-691-1505-1088-2227-441-803-916-1592-1416-2358-199-305-490-552-763-800-135-121-325-178-469-253-17-63-15-170-61-199-285-192-567-408-880-541-895-374-1819-426-2738-95-817 291-1252 1298-898 2078 98 219 291 429 496 547 146 84 408 61 575-14 127-52 236-256 251-403 8-89-179-196-271-302-69-84-127-179-190-268 112-17 242-78 334-43 279 106 354 342 308 621-52 331-325 599-648 634-414 46-831-245-1039-717-365-835-14-1874 849-2259 493-219 1057-277 1560-400-426-110-915-231-1427-193-89 5-179 95-251 164-371 351-656 368-1076 52-202-153-737-72-1074 161-112 77-221 155-334 233z">
          <text:p/>
        </draw:path>
        <draw:path draw:style-name="gr1" draw:text-style-name="P1" draw:layer="layout" svg:width="4.808cm" svg:height="7.695cm" svg:x="49.39cm" svg:y="12.7cm" svg:viewBox="0 0 4809 7696" svg:d="M2876 5155c-221 92-414 170-702 288 109 115 187 279 282 287 259 26 438-241 420-575zM1391 6686c-239-161-449-305-665-452-51 392 67 616 354 691 208 52 303-32 311-239zM723 2052c188-276 363-532 547-806-164-207-354-144-529 29-245 242-233 567-18 777zM790 2185c-585 256-711 736-259 1085-130-415 472-613 259-1085zM4238 3405v947c144-81 288-115 339-205 162-270 138-564 6-863-129 46-245 86-345 121zM4002 4415c-35 371-69 731-113 1163 449-207 464-515 452-829-5-173-14-360-339-334zM623 5869c100-245 195-470 282-700 23-57 37-161 11-181-54-40-149-66-213-46-170 60-403 49-406 328-5 268 55 486 326 599zM2994 5233c58 221 64 443 170 587 52 66 331 31 455-43 190-116 233-320 135-507-239-12-437-23-760-37zM3256 6813c202-78 418-104 538-228 211-213 234-501 116-774-248 89-478 176-714 262 17 207 34 420 60 740zM813 3903c-118-89-248-187-380-288-282 273-383 573-236 892 52 115 262 159 400 233 46-106 109-207 135-319 40-164 52-334 81-518zM3642 2996c-219 334-170 656-35 970 41 89 182 210 239 196 101-29 207-144 245-245 141-377 3-656-449-921zM1800 2959c0 253-35 483 14 693 23 110 193 262 297 262 106-3 273-144 308-259 60-195 37-414 49-607-231-32-400-55-668-89zM3728 2366c58 210 84 437 184 624 52 101 254 202 354 176 101-26 231-213 225-325-12-230-104-458-164-694-236 86-383 141-599 219zM1869 6597c-222 23-414 121-403 420 14 282 178 452 432 524 247 72 452-6 538-222-193-244-366-463-567-722zM2315 973c-98-81-242-262-426-323-207-66-423 190-423 429 0 262 201 507 414 510 222 3 429-233 435-616zM3417 4133c-152 199-567 176-403 544 78 176 254 340 426 429 78 40 317-86 380-196 251-434-250-495-403-777zM2773 2268c-23 285-87 616 239 777 97 49 351-78 446-193 190-236 103-535-164-785-167 63-334 129-521 201zM2707 3183c-58 228-127 449-165 674-14 83 23 244 70 259 141 43 319 80 443 29 239-101 380-323 313-588-25-97-187-175-302-236-118-66-250-97-359-138zM2433 1718c-72-8-144-17-219-26-121 219-285 423-348 659-63 222 58 444 311 498 253 52 420-135 420-345 0-262-103-524-164-786zM1765 2078c0-305-192-590-405-596-231-8-424 231-426 530-3 328 190 596 437 607 239 12 394-204 394-541zM1564 3106c-3-311-161-444-547-452-176-3-371 308-374 595 0 291 167 481 426 484 291 3 501-262 495-627zM2039 4139c-20 193-20 388-64 575-51 236 26 424 242 452 161 23 415-37 495-155 107-156 184-512 101-584-199-173-400-527-774-288zM2914 5768c-182 60-268 92-357 115-415 109-607 682-302 987 118 118 359 202 509 164 130-29 288-256 294-403 8-273-87-549-144-863zM1705 3618c-213 135-354 291-515 316-363 61-323 320-305 547 23 320 262 524 544 518 293-2 437-192 428-443-14-311-97-619-152-938zM2171 5592c-52-106-106-299-227-434-46-52-236 23-363 34-89 9-187-11-270 15-113 40-257 86-311 172-199 331-187 674 77 875 167 130 449 216 645 170 354-78 392-432 449-832zM231 4904c-339-544-311-889 124-1404-397-530-357-872 150-1324-26-199-78-392-69-579 14-319 256-521 581-595 141-32 265-130 391-211 58-34 93-123 150-138 314-80 492-282 530-653 43 250 23 472 121 599 103 129 325 164 457 224-52 225-147 489-161 754-6 118 130 277 245 354 250 179 426 29 561-195 132 359 319 489 590 417 296-81 397-340 365-820 44 123 95 244 127 368 61 225 121 449 161 676 92 521 173 1045 251 1569 14 63-9 158-52 196-311 270-190 682-328 993-193 431-363 849-420 1327-18 155-251 391-409 411-475 61-786 334-1111 639-348 322-846 202-1085-210-55-92-156-193-256-222-412-121-550-290-602-736-17-136-98-291-196-389-262-268-310-584-115-1051z">
          <text:p/>
        </draw:path>
        <draw:path draw:style-name="gr1" draw:text-style-name="P1" draw:layer="layout" svg:width="17.694cm" svg:height="7.378cm" svg:x="31.959cm" svg:y="3.306cm" svg:viewBox="0 0 17695 7379" svg:d="M3992 985c-55-78-95-184-170-230-164-104-342-193-526-259-683-239-904-141-1204 489-66 138-164 259-253 394-601-544-1223-141-1839-175 106-81 204-147 294-222 287-233 578-469 857-714 395-348 631-331 1074-100 253 135 593 100 892 149 104 15 225 26 308 81 800 547 1563 1160 2400 1638 942 541 1756 1324 2899 1511 1068 172 2112 152 3160-104 60-14 118-55 190-89-639-248-1407-81-1943-780 170 75 256 129 354 152 633 156 1267 398 1908 426 697 29 1402-184 2107-221 1097-55 2139 152 3022 869 69 55 130 121 173 210-342-158-676-340-1027-466-1037-371-2079-464-3089 75-1148 610-1471 1977-728 2976 417 558 1114 783 1753 561 518-179 662-420 627-964-11-170 43-346 78-515 3-6 144-6 150 14 54 181 146 371 132 550-55 688-789 1183-1617 1134-801-49-1307-484-1569-1212-285-800-173-1549 403-2193 181-202 411-360 604-596-273 58-544 118-817 173-512 106-1028 190-1537 322-722 190-1422-11-2130-69-147-12-299 11-406-20-832-397-1663-795-2438-1163-37 14 12-3 153-52-360-230-659-449-984-619-124-63-372-161-377 173 0 29-101 61-156 89-20-23-40-46-57-69 146-135 293-267 463-423-342-250-610-676-1134-731z">
          <text:p/>
        </draw:path>
        <draw:path draw:style-name="gr1" draw:text-style-name="P1" draw:layer="layout" svg:width="3.291cm" svg:height="6.633cm" svg:x="54.185cm" svg:y="12.936cm" svg:viewBox="0 0 3292 6634" svg:d="M1752 5160c-38 530 3 1054-331 1474-40-6-81-14-121-20 23-207 23-420 69-622 225-1022-3-1957-584-2838v1106c-276 89-429 8-369-237 199-826-92-1571-313-2334-107-362-184-734 52-1114 28 170 57 337 95 565 77-147 129-254 187-357 446-806 1459-1031 2167-481 322 250 457 676 322 1016-115 282-443 437-714 302-106-54-195-190-224-308-14-52 144-213 210-204 118 14 227 109 322 193 44 37 46 123 67 190 333-136 382-573 106-904-345-415-1105-515-1554-210-653 440-941 1905-12 2527 216 144 377 175 562-40 92-110 230-179 336-257 314 360 605 691 898 1028-325 26-665 98-987 58-173-24-331-231-481-369-106-98-192-222-287-334-26 20-52 41-78 64 222 569 440 1139 668 1726 187-238 394-175 673-60 251 107 567 63 861 144-490 219-921 656-1540 296z">
          <text:p/>
        </draw:path>
        <draw:path draw:style-name="gr1" draw:text-style-name="P1" draw:layer="layout" svg:width="5.771cm" svg:height="11.742cm" svg:x="50.552cm" svg:y="22.67cm" svg:viewBox="0 0 5772 11743" svg:d="M1684 4637c-49-75-84-159-144-219-455-472-918-935-1370-1413-98-104-153-245-170-409 52 72 101 147 161 210 547 582 1094 1163 1641 1742 34-26 72-55 106-81-63-115-126-230-193-345-460-812-788-1667-863-2605-35-409-167-749-518-1008-144-106-196-333-294-509 343 104 412 176 777 803 35-35 67-69 116-118 8 153 14 276 23 449 69-75 112-121 95-104 46 481 34 1034 166 1552 133 521 409 1004 674 1482 106-219 164-400-84-538-267-147-215-403-152-636 60-216 152-423 213-593 81 101 184 244 305 371 253 262 250 630 6 889-81 87-153 236-138 343 31 224 72 475 195 656 363 527 766 1022 1201 1589 0-622-87-1160 20-1661 178-852 1010-1283 1741-996 466 185 697 662 507 1091-46 110-153 193-231 288-34-17-66-35-100-52 14-78 5-167 43-230 149-239 262-484 54-734-230-276-535-386-895-319-587 109-996 598-1062 1286-60 665 98 1287 397 1871 44 80 165 121 251 184 49 190 66 397 155 567 541 1013 881 2078 855 3238-6 314-78 633-155 941-15 61-182 84-280 124l-34-92c72-12 147-23 216-35 3-236-147-403-104-665 124-780 9-1554-293-2296-150-363-236-754-409-1106-547-1119-1336-2043-2337-2783-40-29-61-86-92-129z">
          <text:p/>
        </draw:path>
        <draw:path draw:style-name="gr1" draw:text-style-name="P1" draw:layer="layout" svg:width="1.678cm" svg:height="1.914cm" svg:x="56.605cm" svg:y="9.517cm" svg:viewBox="0 0 1679 1915" svg:d="M56 743c77 23 155 43 256 72 34-127 66-242 86-308 507 2 861-314 1281-507-98 331-259 636-253 941 3 274-121 412-233 613-182 334-406 412-732 331-259-63-477-408-460-731 6-135 34-270 55-411z">
          <text:p/>
        </draw:path>
        <draw:path draw:style-name="gr1" draw:text-style-name="P1" draw:layer="layout" svg:width="4.069cm" svg:height="6.886cm" svg:x="50.912cm" svg:y="6.881cm" svg:viewBox="0 0 4070 6887" svg:d="M0 0c1914 1264 2944 3186 3909 5155 276 570 215 751-323 1091-388 247-823 428-1235 641-20-43-40-83-60-126 83-35 176-58 250-107 337-216 688-417 999-667 236-190 291-478 147-757-722-1431-1399-2896-2533-4070-288-297-601-570-898-861-95-92-173-198-256-299z">
          <text:p/>
        </draw:path>
        <draw:path draw:style-name="gr1" draw:text-style-name="P1" draw:layer="layout" svg:width="2.985cm" svg:height="2.517cm" svg:x="54.101cm" svg:y="19.755cm" svg:viewBox="0 0 2986 2518" svg:d="M2831 1341c-164-549-1560-1263-2357-1295 144-17 291-57 432-43 708 78 1321 386 1868 832 210 170 256 388 175 653-261 858-1148 1252-2046 904-777-299-1122-1114-757-1900-72 498-75 939 268 1399-17-152-26-227-43-377 322 498 711 743 1234 748 556 3 924-244 1085-757-613-155-1243-273-1750-699 608 245 1195 553 1891 535z">
          <text:p/>
        </draw:path>
        <draw:path draw:style-name="gr1" draw:text-style-name="P1" draw:layer="layout" svg:width="2.27cm" svg:height="6.671cm" svg:x="50.253cm" svg:y="6.725cm" svg:viewBox="0 0 2271 6672" svg:d="M348 0c0 230-23 440 3 642 86 627 184 1252 285 1876 184 1120 599 2153 1137 3141 175 322 325 656 498 1013-66-12-95-9-101-18-930-1539-1776-3105-1897-4959-26-408-144-814-239-1217-83-360-28-441 314-478z">
          <text:p/>
        </draw:path>
        <draw:path draw:style-name="gr1" draw:text-style-name="P1" draw:layer="layout" svg:width="1.181cm" svg:height="2.209cm" svg:x="49.332cm" svg:y="22.777cm" svg:viewBox="0 0 1182 2210" svg:d="M1006 2210c-302-166-604-293-858-486-227-173-166-524 3-786 92-149 90-365 113-552 17-124 2-251 66-386 72 170 103 437 224 489 199 81 225 248 343 357 414 406 311 835 109 1364z">
          <text:p/>
        </draw:path>
        <draw:path draw:style-name="gr1" draw:text-style-name="P1" draw:layer="layout" svg:width="1.107cm" svg:height="2.184cm" svg:x="48.054cm" svg:y="8.334cm" svg:viewBox="0 0 1108 2185" svg:d="M263 0c305 573 596 1056 823 1566 63 149-20 394-112 558-35 69-262 72-392 46-558-112-745-575-428-1045 37-51 100-106 103-164 12-288 6-578 6-961z">
          <text:p/>
        </draw:path>
        <draw:path draw:style-name="gr1" draw:text-style-name="P1" draw:layer="layout" svg:width="1.876cm" svg:height="1.32cm" svg:x="55.961cm" svg:y="1.864cm" svg:viewBox="0 0 1877 1321" svg:d="M0 1275c37-121 89-236 109-357 90-541 369-722 913-717 302 6 607-138 855-201-202 319-403 688-657 1016-210 268-532 331-872 296-121-14-244-25-348-37z">
          <text:p/>
        </draw:path>
        <draw:path draw:style-name="gr1" draw:text-style-name="P1" draw:layer="layout" svg:width="2.915cm" svg:height="3.684cm" svg:x="51.416cm" svg:y="9.609cm" svg:viewBox="0 0 2916 3685" svg:d="M1007 2963c-320-642-651-1278-959-1926-115-242-14-449 202-599 8-5 17-14 26-20 875-624 1128-581 1652 346 328 581 613 1185 921 1778 129 248 66 458-147 608-274 190-567 359-852 535l-61-101c208-138 415-270 619-411 291-196 383-446 208-772-334-619-674-1234-999-1856-173-328-420-392-746-245-95 43-195 69-287 115-421 210-487 372-297 798 259 572 538 1136 809 1706-32 15-61 29-89 44z">
          <text:p/>
        </draw:path>
        <draw:path draw:style-name="gr1" draw:text-style-name="P1" draw:layer="layout" svg:width="1.768cm" svg:height="1.298cm" svg:x="49.07cm" svg:y="3.931cm" svg:viewBox="0 0 1769 1299" svg:d="M0 1247c89-133 190-256 265-395 89-164 170-331 239-500 100-251 446-383 837-346 300 26 469 133 420 467-57 368-264 543-569 555-285 12-567 86-847 144-106 23-204 83-305 127-14-18-26-35-40-52z">
          <text:p/>
        </draw:path>
        <draw:path draw:style-name="gr1" draw:text-style-name="P1" draw:layer="layout" svg:width="2.169cm" svg:height="1.028cm" svg:x="39.598cm" svg:y="4.742cm" svg:viewBox="0 0 2170 1029" svg:d="M0 50c832 49 1891-434 2170 841-89 20-193 49-296 63-233 32-472 78-705 75-93-3-248-9-219-250 20-139-213-340-374-461-167-124-383-181-576-268z">
          <text:p/>
        </draw:path>
        <draw:path draw:style-name="gr1" draw:text-style-name="P1" draw:layer="layout" svg:width="2.857cm" svg:height="1.645cm" svg:x="48.299cm" svg:y="11.204cm" svg:viewBox="0 0 2858 1646" svg:d="M2081 1036c-9 3 55-14 213-57-259-156-446-294-656-389-256-112-478-109-602 227-98 262-325 357-616 317-115-17-239 12-420 26 193-268 328-602 573-740 224-121 564-26 883-26-103-115-210-236-313-357 8-11 20-23 31-37 444 337 884 671 1411 1068-92-268-159-458-225-648 348 357 556 760 484 1226-251-198-510-408-763-610z">
          <text:p/>
        </draw:path>
        <draw:path draw:style-name="gr1" draw:text-style-name="P1" draw:layer="layout" svg:width="2.215cm" svg:height="1.007cm" svg:x="55.84cm" svg:y="11.938cm" svg:viewBox="0 0 2216 1008" svg:d="M2216 1008c-475-52-921-92-1361-147-64-8-158-63-179-121-112-305-322-400-676-293 363-150 671-271 976-403 296-130 501 52 670 227 208 208 366 464 570 737z">
          <text:p/>
        </draw:path>
        <draw:path draw:style-name="gr1" draw:text-style-name="P1" draw:layer="layout" svg:width="1.28cm" svg:height="1.557cm" svg:x="53.002cm" svg:y="7.543cm" svg:viewBox="0 0 1281 1558" svg:d="M0 0c386 325 901 374 1128 815 78 149 196 420 138 474-146 144-414 311-567 259-167-54-262-339-380-532-77-121-155-245-195-377-55-184-75-377-124-639z">
          <text:p/>
        </draw:path>
        <draw:path draw:style-name="gr1" draw:text-style-name="P1" draw:layer="layout" svg:width="1.259cm" svg:height="1.336cm" svg:x="52.176cm" svg:y="21.68cm" svg:viewBox="0 0 1260 1337" svg:d="M1260 0c-66 216-112 435-204 633-110 230-228 475-403 651-147 144-515-32-599-236-129-334-20-631 254-717 336-109 670-233 952-331z">
          <text:p/>
        </draw:path>
        <draw:path draw:style-name="gr1" draw:text-style-name="P1" draw:layer="layout" svg:width="2.927cm" svg:height="1.783cm" svg:x="52.44cm" svg:y="23.58cm" svg:viewBox="0 0 2928 1784" svg:d="M2816 1004c41 173 150 374 98 513-49 129-276 270-420 267-959-14-1767-400-2406-1108-95-112-121-423-38-524 187-230 472-161 737-43-29 15-49 29-69 32-178 34-357 69-535 101 80 155 126 348 247 463 501 472 1097 774 1782 846 423 43 541-98 498-509 34-12 72-26 106-38z">
          <text:p/>
        </draw:path>
        <draw:path draw:style-name="gr1" draw:text-style-name="P1" draw:layer="layout" svg:width="1.809cm" svg:height="0.976cm" svg:x="52.858cm" svg:y="30.732cm" svg:viewBox="0 0 1810 977" svg:d="M0 358c337-106 682-219 1030-322 285-87 400-35 780 365-26 15-69 20-80 43-334 665-357 662-1016 245-230-147-501-233-714-331z">
          <text:p/>
        </draw:path>
        <draw:path draw:style-name="gr1" draw:text-style-name="P1" draw:layer="layout" svg:width="1.003cm" svg:height="1.372cm" svg:x="43.912cm" svg:y="2.981cm" svg:viewBox="0 0 1004 1373" svg:d="M688 0c371 613 371 613 227 1033-325 121-630 233-915 340 26-530-26-1143 697-1364 0-3-9-9-9-9z">
          <text:p/>
        </draw:path>
        <draw:path draw:style-name="gr1" draw:text-style-name="P1" draw:layer="layout" svg:width="0.845cm" svg:height="1.459cm" svg:x="53.88cm" svg:y="5.427cm" svg:viewBox="0 0 846 1460" svg:d="M696 0c55 311 156 630 150 950-3 155-173 348-317 455-190 135-331 2-429-190-198-392-103-720 294-979 109-69 204-158 302-236z">
          <text:p/>
        </draw:path>
        <draw:path draw:style-name="gr1" draw:text-style-name="P1" draw:layer="layout" svg:width="1.87cm" svg:height="0.693cm" svg:x="55.054cm" svg:y="3.669cm" svg:viewBox="0 0 1871 694" svg:d="M1871 409c-302 95-613 245-933 279-296 32-601-60-938-100 115-153 167-225 222-297 270-319 558-368 952-184 133 60 288 75 423 132 121 52 225 141 274 170z">
          <text:p/>
        </draw:path>
        <draw:path draw:style-name="gr1" draw:text-style-name="P1" draw:layer="layout" svg:width="0.774cm" svg:height="1.582cm" svg:x="51.14cm" svg:y="20.949cm" svg:viewBox="0 0 775 1583" svg:d="M376 0c475 308 521 740 161 1583-17-3-37-3-49-14-688-567-538-349-224-1183 49-127 75-259 112-386z">
          <text:p/>
        </draw:path>
        <draw:path draw:style-name="gr1" draw:text-style-name="P1" draw:layer="layout" svg:width="1.585cm" svg:height="2.338cm" svg:x="53.514cm" svg:y="22.158cm" svg:viewBox="0 0 1586 2339" svg:d="M1287 169c-72 118-152 230-218 351-216 400-444 797-639 1212-93 187-121 406-176 607-308-121-325-245-109-590 313-507 601-1027 875-1560 86-167 158-236 336-155 141 60 288 109 208 319-167 438-326 878-490 1318-28-11-57-20-89-28 141-472 282-945 423-1417-40-17-80-40-121-57z">
          <text:p/>
        </draw:path>
        <draw:path draw:style-name="gr1" draw:text-style-name="P1" draw:layer="layout" svg:width="1.405cm" svg:height="1.115cm" svg:x="38.812cm" svg:y="7.689cm" svg:viewBox="0 0 1406 1116" svg:d="M0 1015c282-308 553-622 843-915 69-69 271-124 300-89 115 132 195 299 262 466 11 23-104 121-173 152-386 167-771 329-1160 487-23-35-49-66-72-101z">
          <text:p/>
        </draw:path>
        <draw:path draw:style-name="gr1" draw:text-style-name="P1" draw:layer="layout" svg:width="0.814cm" svg:height="1.222cm" svg:x="43.363cm" svg:y="4.869cm" svg:viewBox="0 0 815 1223" svg:d="M754 1223c-273-29-527-54-754-77v-1146c184 141 389 305 602 458 264 190 241 443 152 765z">
          <text:p/>
        </draw:path>
        <draw:path draw:style-name="gr1" draw:text-style-name="P1" draw:layer="layout" svg:width="0.591cm" svg:height="1.87cm" svg:x="55.759cm" svg:y="9.667cm" svg:viewBox="0 0 592 1871" svg:d="M254 0c187 676 604 1243 92 1871-668-559-179-1180-92-1871z">
          <text:p/>
        </draw:path>
        <draw:path draw:style-name="gr1" draw:text-style-name="P1" draw:layer="layout" svg:width="1.855cm" svg:height="0.553cm" svg:x="50.383cm" svg:y="26.991cm" svg:viewBox="0 0 1856 554" svg:d="M1856 316c-129 29-279 23-388 92-282 170-751 204-1002 35-155-113-305-231-466-441 403 0 803-8 1203 9 89 3 176 101 268 144 126 57 256 106 385 161z">
          <text:p/>
        </draw:path>
        <draw:path draw:style-name="gr1" draw:text-style-name="P1" draw:layer="layout" svg:width="1.438cm" svg:height="0.692cm" svg:x="38.196cm" svg:y="7.056cm" svg:viewBox="0 0 1439 693" svg:d="M0 489c406-190 737-372 1088-487 78-26 233 170 351 265-115 141-210 305-351 403-72 52-230 0-345-23-216-40-432-92-743-158z">
          <text:p/>
        </draw:path>
        <draw:path draw:style-name="gr1" draw:text-style-name="P1" draw:layer="layout" svg:width="0.774cm" svg:height="1.132cm" svg:x="41.61cm" svg:y="7.805cm" svg:viewBox="0 0 775 1133" svg:d="M775 301c-164 277-328 553-495 832-60-121-127-242-190-365-158-311-106-564 144-720 167-104 285-49 541 253z">
          <text:p/>
        </draw:path>
        <draw:path draw:style-name="gr1" draw:text-style-name="P1" draw:layer="layout" svg:width="0.743cm" svg:height="1.214cm" svg:x="54.47cm" svg:y="28.329cm" svg:viewBox="0 0 744 1215" svg:d="M243 1215c-46-116-67-251-141-343-216-268-49-429 141-576 152-120 319-210 454-296 12 118 72 288 35 429-69 236 81 627-386 633-37 0-72 98-103 153z">
          <text:p/>
        </draw:path>
        <draw:path draw:style-name="gr1" draw:text-style-name="P1" draw:layer="layout" svg:width="1.237cm" svg:height="0.819cm" svg:x="34.717cm" svg:y="4.282cm" svg:viewBox="0 0 1238 820" svg:d="M1238 5c-78 58-225 115-228 176-6 385-230 515-567 552-144 18-285 55-443 87 219-605 622-861 1238-815z">
          <text:p/>
        </draw:path>
        <draw:path draw:style-name="gr1" draw:text-style-name="P1" draw:layer="layout" svg:width="1.303cm" svg:height="0.507cm" svg:x="40.79cm" svg:y="6.245cm" svg:viewBox="0 0 1304 508" svg:d="M1304 148c-193 417-498 480-1304 146 406-250 823-437 1304-146z">
          <text:p/>
        </draw:path>
        <draw:path draw:style-name="gr1" draw:text-style-name="P1" draw:layer="layout" svg:width="1.075cm" svg:height="0.898cm" svg:x="42.105cm" svg:y="1.798cm" svg:viewBox="0 0 1076 899" svg:d="M35 0c299 135 607 245 880 414 101 64 187 366 153 392-158 121-343 147-498-61-176-236-380-451-570-676 12-23 23-46 35-69z">
          <text:p/>
        </draw:path>
        <draw:path draw:style-name="gr1" draw:text-style-name="P1" draw:layer="layout" svg:width="0.524cm" svg:height="1.214cm" svg:x="50.748cm" svg:y="24.135cm" svg:viewBox="0 0 525 1215" svg:d="M253 0c98 311 210 619 271 938 14 75-153 182-236 277-101-95-291-193-288-282 17-314 101-619 158-927z">
          <text:p/>
        </draw:path>
        <draw:path draw:style-name="gr1" draw:text-style-name="P1" draw:layer="layout" svg:width="0.549cm" svg:height="1.795cm" svg:x="49.968cm" svg:y="9.566cm" svg:viewBox="0 0 550 1796" svg:d="M403 0c-147 650-239 1249 147 1796-648-708-757-1606-147-1796z">
          <text:p/>
        </draw:path>
        <draw:path draw:style-name="gr1" draw:text-style-name="P1" draw:layer="layout" svg:width="1.263cm" svg:height="0.668cm" svg:x="52.012cm" svg:y="6.072cm" svg:viewBox="0 0 1264 669" svg:d="M0 0c420 196 843 394 1264 593-605 204-1025-6-1264-593z">
          <text:p/>
        </draw:path>
        <draw:path draw:style-name="gr1" draw:text-style-name="P1" draw:layer="layout" svg:width="0.533cm" svg:height="1.052cm" svg:x="53.088cm" svg:y="4.005cm" svg:viewBox="0 0 534 1053" svg:d="M291 0c354 668 349 697-195 1053-274-411 118-670 195-1053z">
          <text:p/>
        </draw:path>
        <draw:path draw:style-name="gr1" draw:text-style-name="P1" draw:layer="layout" svg:width="0.622cm" svg:height="0.952cm" svg:x="48.915cm" svg:y="1.081cm" svg:viewBox="0 0 623 953" svg:d="M0 0c501 311 633 532 622 953-521-84-616-472-622-953z">
          <text:p/>
        </draw:path>
        <draw:path draw:style-name="gr1" draw:text-style-name="P1" draw:layer="layout" svg:width="0.56cm" svg:height="0.864cm" svg:x="34.607cm" svg:y="2.503cm" svg:viewBox="0 0 561 865" svg:d="M0 0c204 173 371 279 486 423 67 81 78 222 75 337 0 37-129 121-175 103-118-40-285-100-317-195-63-184-46-395-69-668z">
          <text:p/>
        </draw:path>
        <draw:path draw:style-name="gr1" draw:text-style-name="P1" draw:layer="layout" svg:width="0.935cm" svg:height="0.929cm" svg:x="49.767cm" svg:y="5.804cm" svg:viewBox="0 0 936 930" svg:d="M933 737c-60-112-132-219-181-337-81-195-202-337-415-256-109 40-256 184-250 276 14 202 112 403 380 403 31 0 66 3 100 6-8 35-17 66-23 101-135-38-333-32-388-121-98-153-207-438-130-535 115-153 389-297 570-271 372 52 343 420 337 734z">
          <text:p/>
        </draw:path>
        <draw:path draw:style-name="gr1" draw:text-style-name="P1" draw:layer="layout" svg:width="0.511cm" svg:height="0.605cm" svg:x="56.484cm" svg:y="8.245cm" svg:viewBox="0 0 512 606" svg:d="M380 606c-296-31-431-184-362-443 20-78 233-187 305-158 305 141 178 368 57 601z">
          <text:p/>
        </draw:path>
        <draw:path draw:style-name="gr1" draw:text-style-name="P1" draw:layer="layout" svg:width="0.681cm" svg:height="1.133cm" svg:x="51.799cm" svg:y="10.501cm" svg:viewBox="0 0 682 1134" svg:d="M118 0c187 363 377 725 564 1085-29 17-60 35-89 49-202-360-397-720-593-1082 37-17 78-35 118-52z">
          <text:p/>
        </draw:path>
        <draw:path draw:style-name="gr1" draw:text-style-name="P1" draw:layer="layout" svg:width="0.409cm" svg:height="0.523cm" svg:x="45.57cm" svg:y="8.222cm" svg:viewBox="0 0 410 524" svg:d="M210 524c-103-138-216-222-210-297 9-80 127-149 199-227 75 72 198 138 210 216 9 75-98 167-199 308z">
          <text:p/>
        </draw:path>
        <draw:path draw:style-name="gr1" draw:text-style-name="P1" draw:layer="layout" svg:width="0.75cm" svg:height="0.819cm" svg:x="51.738cm" svg:y="8.012cm" svg:viewBox="0 0 751 820" svg:d="M668 820c-222-253-446-503-668-754 23-20 49-43 72-66 224 250 452 498 679 748-26 23-54 49-83 72z">
          <text:p/>
        </draw:path>
        <draw:path draw:style-name="gr1" draw:text-style-name="P1" draw:layer="layout" svg:width="0.431cm" svg:height="0.249cm" svg:x="38.265cm" svg:y="4.1cm" svg:viewBox="0 0 432 250" svg:d="M432 181c-127 26-254 58-377 69-15 0-38-129-55-201 132-17 265-35 400-49z">
          <text:p/>
        </draw:path>
        <draw:path draw:style-name="gr2" draw:text-style-name="P2" draw:layer="layout" svg:width="56.09cm" svg:height="65.844cm" svg:x="1.897cm" svg:y="9.571cm" svg:viewBox="0 0 56091 65845" svg:d="M52929 55218c0 0-59883-6335-28690-16714 54657-18187-22734-38504-22734-38504 0 0 67752 22030 16339 34161-49908 11780 20717 31047 20717 31047 11991 3549 23187-8847 14368-9990z">
          <text:p/>
        </draw:path>
        <draw:path draw:style-name="gr1" draw:text-style-name="P1" draw:layer="layout" svg:width="23.728cm" svg:height="7.726cm" svg:x="7.624cm" svg:y="75.26cm" svg:viewBox="0 0 23729 7727" svg:d="M8943 6478c-282-49-495-46-670-124-228-100-429-264-636-406-187-126-208-123-377 90 354-46 780 308 808 644 98-49 208-141 317-138 60 0 115 159 170 242 98-83 207-176 339-288 32 127 52 205 55 219 158-130 320-259 524-426 11 193 14 265 20 337 20 3 43 3 66 5 23-135 46-273 66-405-299-78-638 244-846-164 41 97 78 195 164 414zM21797 4884c-365 201-650 354-944 512-34-118-57-199-80-276-6 466-383 512-714 685-46-222-86-409-127-596-29 426 98 927-587 1042v-1290c-29 0-60-3-92-6-37 542-78 1083-118 1644 141 129 305 282 527 489-118-227-196-374-274-521 29-34 58-66 87-100 276 192 552 382 854 592-221-259-417-489-641-748 172-40 345-78 590-135-101-35-179-61-259-89 17-49 31-101 49-153 305-29 610-57 874-81-57-28-169-86-382-195 544-89 909-314 1237-774zM9706 3398c-524-644-2245-961-3370-359-714 382-1439 1381-1175 2250 435-1292 1083-1836 2208-1845 475-2 947 23 1422 18 291-3 584-41 915-64zM10031 5652c303-400 268-933 113-1479-164-585-173-585-743-516-112 15-225 15-337 9-512-17-1024-57-1534-57-1122 2-1928 587-2167 1545-52 199-49 328 198 429 645 268 1132-210 1716-256 37 57 106 167 184 290 179-221 331-414 521-650 58 314 98 532 135 737 161-173 326-346 513-544 210 155 397 354 624 440 207 78 464 38 777 52zM11033 1343c49-92 164-239 135-270-132-167-302-302-457-452 23 242 66 420 141 584 28 61 126 87 195 130-100 69-198 135-342 236 121 11 184 17 265 23-136 109-271 196-377 311-190 210-133 423 66 584 250 204 325-46 403-199 103-207 198-429 250-656 49-196-20-354-279-291zM9767 894l-481 118c26 23 52 46 80 67-80 97-141 238-244 279-127 49-285 11-492 11 146 75 239 121 336 170-115 135-207 242-299 348 35 44 72 87 109 133 78-268 196-418 331-274 95-146 156-334 285-417 337-219 314 236 510 331 17-285-397-466-144-771 112-49 224-98 348-153 43 84 89 170 133 253-21-187 146-463-199-495-104-8-204-23-368-43 141 78 221 124 305 173-78 101-144 184-210 270zM8186 7727c32-152 64-305 116-561-159 34-314 78-472 101-150 23-303 20-415 26v-855c-224 69-449 141-668 213 144-317 67-449-270-515-130-26-245-127-300-156-28 210 9 501-115 685-132 196-400 360-636 417-1640 392-3226 219-4732-552-379-196-785-469-676-970 104-481 590-475 976-538 267-43 541-43 811-35-328 63-662 104-981 196-518 147-613 547-239 927 446 446 1028 604 1615 728 1007 210 2029 311 3048 66 37-9 75-14 109-29 271-106 570-204 576-558 6-369-305-495-613-705 17 230 29 383 40 547-193-291-380-570-555-835-6 0 71-6 149-14-155-2401 2334-3460 4565-2453 12-106 20-204 20-210 233 156 487 323 743 492 5-23 14-43 20-66-262-325-521-650-789-981-54 149-103 290-181 506-144-239-202-391-512-262-320 133-740 84-1106 41-385-44-759-176-1139-271 2-32 2-66 2-98 481-103 959-204 1440-308-21-98-32-158-49-247 647 144 328-360 437-599h492c-129-175-213-288-316-429 368-152 685-319 1021-408 173-44 401 2 570 83 280 130 536 319 798 489 333 222 506 541 529 941 92-11 173-23 271-37-196 360-115 533 267 547 662 23 1290-135 1874-443 95-49 225-219 202-274-61-138-199-244-288-342-12 3 46-20 83 0 176 92 343 195 515 296-109 156-184 377-331 449-852 418-1738 691-2705 397-144 228-291 458-469 740 270 17 515 55 754 43 1111-60 2179-302 3169-814 227-115 449-279 619-472 270-308 190-619-193-775-239-95-504-138-760-169-207-29-423-6-633-32 555-109 1108-127 1637 109 328 147 475 467 277 769-173 270-426 535-705 688-1310 722-2712 1062-4217 875-72-9-147-3-222-3-5 31-11 66-17 98 314 34 628 100 941 100 323 3 645-49 967-97 328-49 654-124 982-188 6 29 11 61 17 90-515 95-1025 224-1543 270-515 49-1039 12-1511 12 1088 788 2214 1655 3391 2443 731 490 1563 562 2403 225 489-202 711-561 628-1019-78-423-524-786-1002-722-308 37-602 201-895 328-277 123-541 270-849 325 345-216 685-443 1036-645 452-265 912-213 1356 29 362 199 520 521 506 935-14 444-273 714-648 884-958 435-1908 308-2760-225-863-538-1658-1197-2484-1804-135-101-276-193-431-259 1514 1692 3266 2993 5566 3393 803 138 2058-124 2395-501-72-342-251-685-179-961 118-486 228-1013 685-1353 196-144 340-351 530-555 52 187 95 342 161 581 245-184 455-345 662-501 26 18 58 26 63 44 55 158 104 454 156 454 190 3 377-98 567-158 155-46 311-92 457-135 9 144-17 302 23 322 95 40 219 29 329 15 109-18 230-116 316-90 449 147 864 64 1267-147v75c-478 291-953 585-1428 875 92 187 173 349 273 550-443-69-728 78-722 325 6 282 29 562 46 861-400-190-774-406-1289-233 178 54 305 69 403 132 95 63 158 173 236 262-254 204-12 406 2 610h-149c-150-49-297-129-446-141-305-26-631 43-916-37-316-92-598-311-941-498-1191 581-2469 596-3782 135-1594-558-2935-1482-4087-2703-201-210-394-423-590-636-17 144 18 248 49 352 193 613 124 1177-230 1718-144 221-210 489-325 731-87 187-147 449-300 532-400 225-843 369-1269 547z">
          <text:p/>
        </draw:path>
        <draw:path draw:style-name="gr1" draw:text-style-name="P1" draw:layer="layout" svg:width="7.759cm" svg:height="18.712cm" svg:x="1.32cm" svg:y="61.117cm" svg:viewBox="0 0 7760 18713" svg:d="M1140 13401c-648 63-659 83-582 780 32-170 58-317 87-466 37-9 75-18 115-24 103 225 190 634 314 645 446 41 328 334 362 605 61-81 110-144 210-271 124 274 228 498 331 725-92-213 92-486-170-670-60-41-20-187-210-196-97-3-215-224-262-368-17-55 142-170 225-248 49-46 112-72 170-106l-35-61c-178 95-360 187-573 297-112-139-241-297-374-461 130-60 219-101 392-181zM6444 14762c184 697-397 1071-593 1586 78 17 133 29 190 43 66-521 461-800 852-668-86-112-201-267-316-423 89-60 178-123 256-178-81-98-170-207-256-314 17-26 34-52 51-77 156 43 311 89 467 132-101-101-225-141-331-210-110-69-228-147-285-251-26-49 75-169 138-296-101-17-225-35-397-58 100 395 204 763-334 887 83 17 121 23 152 11 127-54 251-112 406-184zM5097 1983c-29 14-57 32-89 49 141 259 279 518 426 786-121 37-190 57-259 80 458 20 509 392 671 723-211 46-389 86-567 124 423 31 912-90 1013 590h-1252c0 31-3 63-3 95 529 37 1062 74 1614 112 87-101 199-225 352-397-176 51-285 83-395 118-28-29-57-55-89-81 179-253 357-504 535-757-14-9-25-14-40-23-224 178-449 357-670 535-21-129-52-342-84-558-52 81-98 158-147 236-37 0-77 0-115 0-40-282-80-567-121-861-40 95-83 193-124 291-34-3-66-3-100-6v-883c-61 112-113 213-167 313-138-172-262-331-389-486zM3494 14028c-731 550-993 2314-357 3408 484 826 1428 1289 2257 1068-881-130-1488-582-1753-1405-109-336-130-711-141-1068-23-667-6-1335-6-2003zM0 13763c222-362 429-731 668-1082 354-529 1073-662 1666-273 374 242 697 558 1042 843 803-1102 1664-2233 2461-3405 472-693 564-1491 299-2297-210-638-682-923-1180-748-515 181-768 829-535 1416 83 207 236 383 331 584 127 283 227 573 291 873-211-363-406-734-631-1086-290-457-288-921-66-1390 176-365 472-564 892-575 444-9 737 213 927 584 354 694 354 1413 118 2147-250 777-745 1405-1240 2035-369 466-729 938-1094 1410 26 23 49 49 75 72 175-158 359-308 521-478 1280-1338 2308-2826 2685-4677 127-636 219-1286-98-1908-20-37 6-95-9-138-71-196-129-403-236-581-181-303-362 5-543 34-378 63-709 130-1071-173-182-152-538-118-714-391-147-230-308-449-463-673-41 17-81 37-124 57 147-40 293-80 532-147-181-250-342-472-521-719 87-9 153-9 219-20 394-58 475-282 251-625-113-170-176-368-268-564 178-12 339 20 374-32 49-72 14-210-9-316-23-121-120-245-100-351 77-383 273-763-208-1106 75-23 150-43 225-63 152 273 311 547 463 823 101 184 199 374 308 582 199-116 349-205 484-283 86 262 158 484 239 732 345-29 670-58 1021-87-80 213-184 409-230 619-46 201-37 417 35 630 54-149 86-313 167-443 75-118 169-253 348-57 52 60 265-26 423-49-69 411-236 846-176 1243 81 515-178 786-497 1074 495 1050 667 2127 368 3249-486 1822-1456 3356-2818 4648-224 216-452 429-748 708 305-69 518-126 737-170 506-100 955 38 1384 314 204 130 435 228 665 300 317 95 616 152 682 572 29 187 253 337 337 527 69 164 60 360 101 619-202-81-331-133-556-222 52 351 98 651 141 927-322-14-584-26-976-43 150 288 254 489 369 714-351-139-510-41-584 336-58 297-259 564-360 769-135-515-277-1065-423-1626 54-35 158-98 293-185-216-167-400-308-653-503 317-69 541-115 737-156-153-146-334-270-444-443-48-75 21-288 104-363 291-259 389-538 173-898 86-28 149-51 213-72-112-477-1497-446-2119 9 0 864-14 1698 3 2533 18 978 590 1750 1483 1971 302 75 630 49 946 72-685 542-1954 426-2679-244-895-826-1160-2395-619-3693 72-173 132-360 242-506 242-320 135-576-112-815-441-432-893-866-1595-699-319 74-555 262-619 526h1100c-46 184-81 326-110 446 211 41 418 81 593 116-75 287-123 472-172 662 155 54 290 103 518 184-587 210-294 630-271 895 46 524 6 1315-351 1897-75-706-167-1324-584-1831h-547v-547c-173 144-274 228-386 320-184-337-351-639-515-944z">
          <text:p/>
        </draw:path>
        <draw:path draw:style-name="gr1" draw:text-style-name="P1" draw:layer="layout" svg:width="6.879cm" svg:height="5.261cm" svg:x="8.182cm" svg:y="70.684cm" svg:viewBox="0 0 6880 5262" svg:d="M1144 130c1710-256 3390-138 5031 389 584 187 697 368 705 987 12 1232-354 2302-1381 3051-2044 1488-4870 524-5431-1986-127-567-44-1186-6-1779 17-296 213-414 535-296 1762 633 3578 768 5440 639-417 66-832 161-1249 198-1313 115-2588-92-3846-466-618-181-696-127-745 521-109 1537 875 2783 2458 3103 941 190 1836 77 2668-426 46-29 98-52 242-130-855 872-2015 1005-3986 507 624 449 1263 610 1942 601 2075-26 3509-1735 3198-3790-35-231-132-374-368-464-1440-541-2939-656-4462-659-247 0-498 0-745 0z">
          <text:p/>
        </draw:path>
        <draw:path draw:style-name="gr1" draw:text-style-name="P1" draw:layer="layout" svg:width="6.982cm" svg:height="5.561cm" svg:x="14.891cm" svg:y="66.358cm" svg:viewBox="0 0 6983 5562" svg:d="M5827 524c-855 674-1848 1036-2899 1226-711 130-1436 179-2155 248-507 49-553 78-467 558 354 1957 2055 2588 3713 2271 913-175 1626-671 2199-1456-81 501-714 1045-1499 1424-660 320-1350 380-2058 386 1036 245 2037 161 2889-521 1347-1076 1647-2556 907-4127-127-262-308-354-590-357-1534-9-2990 366-4430 852-126 40-253 92-377 138-11-32-23-60-37-92 558-204 1105-435 1675-604 1102-329 2228-573 3391-426 175 20 411 172 483 328 682 1479 576 3160-774 4303-1787 1511-4243 1024-5293-947-251-472-351-1028-489-1552-67-256 83-411 351-406 1922 41 3727-443 5460-1246z">
          <text:p/>
        </draw:path>
        <draw:path draw:style-name="gr1" draw:text-style-name="P1" draw:layer="layout" svg:width="0.719cm" svg:height="4.84cm" svg:x="10.177cm" svg:y="76.061cm" svg:viewBox="0 0 720 4841" svg:d="M248 0c716 1013 604 3601-248 4841 109-518 250-1033 317-1560 66-541 92-1096 80-1643-14-541-98-1080-149-1638z">
          <text:p/>
        </draw:path>
        <draw:path draw:style-name="gr1" draw:text-style-name="P1" draw:layer="layout" svg:width="1.536cm" svg:height="4.751cm" svg:x="18.368cm" svg:y="72.152cm" svg:viewBox="0 0 1537 4752" svg:d="M1425 4752c-58-1675-513-3235-1425-4752 976 625 1856 3293 1425 4752z">
          <text:p/>
        </draw:path>
        <draw:path draw:style-name="gr1" draw:text-style-name="P1" draw:layer="layout" svg:width="0.806cm" svg:height="4.754cm" svg:x="11.23cm" svg:y="76.207cm" svg:viewBox="0 0 807 4755" svg:d="M142 996c182-334 360-665 538-996 44 17 87 37 127 55-535 1519-763 3065-458 4700-74-95-123-167-175-236-61-628-141-1255-170-1883-20-368 40-739 66-1111 23-175 49-351 72-529z">
          <text:p/>
        </draw:path>
        <draw:path draw:style-name="gr1" draw:text-style-name="P1" draw:layer="layout" svg:width="1.159cm" svg:height="4.276cm" svg:x="19.847cm" svg:y="72.043cm" svg:viewBox="0 0 1160 4277" svg:d="M107 0c75 1482 366 2898 1053 4217-31 20-63 40-94 60-139-196-337-371-412-590-363-1042-748-2092-633-3229 17-153 57-305 86-458z">
          <text:p/>
        </draw:path>
        <draw:path draw:style-name="gr1" draw:text-style-name="P1" draw:layer="layout" svg:width="3.114cm" svg:height="1.128cm" svg:x="9.284cm" svg:y="80.576cm" svg:viewBox="0 0 3115 1129" svg:d="M2835 268c104 161 299 334 279 483-17 124-270 274-440 308-777 150-1540 55-2277-242-23-8-49-20-63-37-112-147-222-296-334-443 164-113 328-225 492-337 17 32 38 63 58 95-297 268-268 460 106 610 605 239 1246 256 1880 184 342-40 394-227 198-546 32-26 66-52 101-75z">
          <text:p/>
        </draw:path>
        <draw:path draw:style-name="gr1" draw:text-style-name="P1" draw:layer="layout" svg:width="5.021cm" svg:height="1.733cm" svg:x="7.362cm" svg:y="80.962cm" svg:viewBox="0 0 5022 1734" svg:d="M31 0c3 400 308 576 576 768 843 596 1810 815 2815 875 532 35 1067 6 1600 29-1583 141-3140 112-4516-837-276-193-610-398-475-835z">
          <text:p/>
        </draw:path>
        <draw:path draw:style-name="gr1" draw:text-style-name="P1" draw:layer="layout" svg:width="0.481cm" svg:height="2.117cm" svg:x="8.68cm" svg:y="71.798cm" svg:viewBox="0 0 482 2118" svg:d="M208 0c90 708 182 1416 274 2118-446-362-676-1678-274-2118z">
          <text:p/>
        </draw:path>
        <draw:path draw:style-name="gr1" draw:text-style-name="P1" draw:layer="layout" svg:width="0.927cm" svg:height="1.752cm" svg:x="15.527cm" svg:y="68.724cm" svg:viewBox="0 0 928 1753" svg:d="M928 1753c-561-452-950-996-927-1753 527 466 561 1200 927 1753z">
          <text:p/>
        </draw:path>
        <draw:path draw:style-name="gr1" draw:text-style-name="P1" draw:layer="layout" svg:width="3.651cm" svg:height="1.575cm" svg:x="19.424cm" svg:y="76.432cm" svg:viewBox="0 0 3652 1576" svg:d="M3652 72c-109 147-195 328-336 440-726 590-1589 861-2496 1011-270 43-544 66-820 46 420-78 855-127 1266-242 444-121 878-276 1296-466 408-182 805-400 993-861 31 26 66 49 97 72z">
          <text:p/>
        </draw:path>
        <draw:path draw:style-name="gr1" draw:text-style-name="P1" draw:layer="layout" svg:width="3.905cm" svg:height="0.655cm" svg:x="9.523cm" svg:y="81.52cm" svg:viewBox="0 0 3906 656" svg:d="M3906 83c-164 110-311 260-490 323-1136 406-2276 259-3416-32 662 61 1321 173 1980 167 651-3 1330-34 1848-541 26 29 52 55 78 83z">
          <text:p/>
        </draw:path>
        <draw:path draw:style-name="gr1" draw:text-style-name="P1" draw:layer="layout" svg:width="0.339cm" svg:height="3.536cm" svg:x="11.037cm" svg:y="77.203cm" svg:viewBox="0 0 340 3537" svg:d="M340 0c-23 176-49 351-72 527-23 69-58 135-72 204-196 947-130 1880 98 2806-104-564-302-1131-294-1692 15-616 219-1232 340-1845z">
          <text:p/>
        </draw:path>
        <draw:path draw:style-name="gr1" draw:text-style-name="P1" draw:layer="layout" svg:width="3.407cm" svg:height="0.528cm" svg:x="9.138cm" svg:y="71.74cm" svg:viewBox="0 0 3408 529" svg:d="M3408 509c-990 90-2262-126-3408-509 1171 173 2449 366 3408 509z">
          <text:p/>
        </draw:path>
        <draw:path draw:style-name="gr1" draw:text-style-name="P1" draw:layer="layout" svg:width="3.194cm" svg:height="0.429cm" svg:x="15.366cm" svg:y="68.122cm" svg:viewBox="0 0 3195 430" svg:d="M0 429c1163-158 2228-302 3195-429-323 222-1995 449-3195 429z">
          <text:p/>
        </draw:path>
        <draw:path draw:style-name="gr1" draw:text-style-name="P1" draw:layer="layout" svg:width="0.891cm" svg:height="1.038cm" svg:x="8.116cm" svg:y="80.473cm" svg:viewBox="0 0 892 1039" svg:d="M569 1039c-273-115-599-219-567-607 20-271 394-432 890-432-757 400-806 561-323 1039z">
          <text:p/>
        </draw:path>
        <draw:path draw:style-name="gr1" draw:text-style-name="P1" draw:layer="layout" svg:width="2.857cm" svg:height="0.12cm" svg:x="9.273cm" svg:y="70.983cm" svg:viewBox="0 0 2858 121" svg:d="M6 26h2852v95c-953-40-1905-78-2858-121 3 9 3 17 6 26z">
          <text:p/>
        </draw:path>
        <draw:path draw:style-name="gr1" draw:text-style-name="P1" draw:layer="layout" svg:width="0.292cm" svg:height="3.01cm" svg:x="11.115cm" svg:y="77.73cm" svg:viewBox="0 0 293 3011" svg:d="M215 3011c-230-927-294-1860-101-2807 15-69 52-135 75-204-26 371-89 743-69 1114 32 627 112 1255 173 1882z">
          <text:p/>
        </draw:path>
        <draw:path draw:style-name="gr1" draw:text-style-name="P1" draw:layer="layout" svg:width="0.39cm" svg:height="1.346cm" svg:x="10.447cm" svg:y="79.788cm" svg:viewBox="0 0 391 1347" svg:d="M0 1347c118-463 227-869 348-1347 115 662 0 1189-348 1347z">
          <text:p/>
        </draw:path>
        <draw:path draw:style-name="gr1" draw:text-style-name="P1" draw:layer="layout" svg:width="0.317cm" svg:height="1.28cm" svg:x="20cm" svg:y="75.672cm" svg:viewBox="0 0 318 1281" svg:d="M0 0c176 417 432 815 262 1261-46 8-92 14-141 20-40-426-81-852-121-1281z">
          <text:p/>
        </draw:path>
        <draw:path draw:style-name="gr1" draw:text-style-name="P1" draw:layer="layout" svg:width="0.402cm" svg:height="0.698cm" svg:x="20.999cm" svg:y="66.914cm" svg:viewBox="0 0 403 699" svg:d="M193 699c-66-213-130-428-193-641 60-21 124-38 187-58l216 636c-69 20-138 40-210 63z">
          <text:p/>
        </draw:path>
        <draw:path draw:style-name="gr1" draw:text-style-name="P1" draw:layer="layout" svg:width="1.565cm" svg:height="0.485cm" svg:x="16.704cm" svg:y="66.96cm" svg:viewBox="0 0 1566 486" svg:d="M1566 89c-518 133-1034 265-1549 397-5-23-11-46-17-69l1554-417c3 32 9 60 12 89z">
          <text:p/>
        </draw:path>
        <draw:path draw:style-name="gr1" draw:text-style-name="P1" draw:layer="layout" svg:width="0.129cm" svg:height="0.601cm" svg:x="14.56cm" svg:y="71.973cm" svg:viewBox="0 0 130 602" svg:d="M130 0v602c-44 0-87 0-130 0v-602c43 0 86 0 130 0z">
          <text:p/>
        </draw:path>
        <draw:path draw:style-name="gr1" draw:text-style-name="P1" draw:layer="layout" svg:width="0.454cm" svg:height="0.75cm" svg:x="15.916cm" svg:y="68.715cm" svg:viewBox="0 0 455 751" svg:d="M285 751c-95-230-190-457-285-691l147-60c101 227 204 452 308 679-55 23-115 49-170 72z">
          <text:p/>
        </draw:path>
        <draw:path draw:style-name="gr1" draw:text-style-name="P1" draw:layer="layout" svg:width="0.229cm" svg:height="0.704cm" svg:x="9.126cm" svg:y="71.997cm" svg:viewBox="0 0 230 705" svg:d="M184 0c15 230 29 458 46 691-54 6-106 8-161 14-23-233-46-460-69-691 60-2 124-8 184-14z">
          <text:p/>
        </draw:path>
        <draw:path draw:style-name="gr3" draw:text-style-name="P3" draw:layer="layout" svg:width="1.228cm" svg:height="1.228cm" svg:x="55.165cm" svg:y="79.044cm" svg:viewBox="0 0 1229 1229" svg:d="M0 613c0 337 276 616 616 616s613-279 613-616c0-340-273-613-613-613s-616 273-616 613z">
          <text:p/>
        </draw:path>
        <draw:path draw:style-name="gr3" draw:text-style-name="P3" draw:layer="layout" svg:width="5.614cm" svg:height="1.93cm" svg:x="52.975cm" svg:y="80.969cm" svg:viewBox="0 0 5615 1931" svg:d="M5615 305c-561 970-1609 1626-2809 1626-1197 0-2242-653-2806-1617l532-308c455 783 1304 1309 2274 1309 973 0 1822-529 2277-1315z">
          <text:p/>
        </draw:path>
        <draw:path draw:style-name="gr3" draw:text-style-name="P3" draw:layer="layout" svg:width="4.04cm" svg:height="2.978cm" svg:x="54.106cm" svg:y="79.044cm" svg:viewBox="0 0 4041 2979" svg:d="M3960 0c52 196 81 400 81 613 0 1307-1059 2366-2366 2366-653 0-1243-265-1675-694l437-431c317 316 755 512 1238 512 967 0 1753-783 1753-1753 0-158-20-308-61-455z">
          <text:p/>
        </draw:path>
        <draw:path draw:style-name="gr3" draw:text-style-name="P3" draw:layer="layout" svg:width="1.876cm" svg:height="2.929cm" svg:x="55.393cm" svg:y="78.218cm" svg:viewBox="0 0 1877 2930" svg:d="M774 0c633 173 1103 751 1103 1442 0 820-668 1488-1491 1488-133 0-262-17-386-52l161-590c72 17 147 29 225 29 483 0 875-391 875-875 0-406-274-748-645-849z">
          <text:p/>
        </draw:path>
        <draw:polygon draw:style-name="gr4" draw:text-style-name="P4" draw:layer="layout" svg:width="0.31cm" svg:height="0.508cm" svg:x="45.429cm" svg:y="78.649cm" svg:viewBox="0 0 311 509" draw:points="0,509 0,0 69,0 69,219 248,219 248,0 311,0 311,509 248,509 248,276 69,276 69,509">
          <text:p/>
        </draw:polygon>
        <draw:path draw:style-name="gr4" draw:text-style-name="P4" draw:layer="layout" svg:width="0.318cm" svg:height="0.529cm" svg:x="45.898cm" svg:y="78.641cm" svg:viewBox="0 0 319 530" svg:d="M256 334v-170c0-106-75-109-95-109s-92 3-92 109v170c0 112 32 141 92 141 61 0 95-29 95-141zM0 331v-167c0-101 55-164 161-164 107 0 158 63 158 164v167c0 144-51 199-158 199-106 0-161-55-161-199z">
          <text:p/>
        </draw:path>
        <draw:path draw:style-name="gr4" draw:text-style-name="P4" draw:layer="layout" svg:width="0.304cm" svg:height="0.529cm" svg:x="46.367cm" svg:y="78.641cm" svg:viewBox="0 0 305 530" svg:d="M233 150c0-29-3-58-17-75-15-15-46-20-58-20-54 0-75 31-77 37-3 6-15 20-15 107v135c0 127 40 141 89 141 21 0 84-6 84-109h66c3 164-112 164-144 164-63 0-161-6-161-205v-141c0-144 63-184 164-184 104 0 141 52 135 150z">
          <text:p/>
        </draw:path>
        <draw:polygon draw:style-name="gr4" draw:text-style-name="P4" draw:layer="layout" svg:width="0.307cm" svg:height="0.508cm" svg:x="46.813cm" svg:y="78.649cm" svg:viewBox="0 0 308 509" draw:points="0,509 0,0 63,0 63,219 245,219 245,0 308,0 308,509 245,509 245,276 63,276 63,509">
          <text:p/>
        </draw:polygon>
        <draw:path draw:style-name="gr4" draw:text-style-name="P4" draw:layer="layout" svg:width="0.305cm" svg:height="0.529cm" svg:x="47.265cm" svg:y="78.641cm" svg:viewBox="0 0 306 530" svg:d="M64 366v17c0 69 43 89 83 89 52 0 95-20 95-81 0-115-230-103-230-253 0-92 63-138 147-138 95 0 147 43 144 147h-66c0-55-18-92-81-92-40 0-78 20-78 75 0 112 228 94 228 259 0 106-72 141-159 141-149 0-149-113-146-164z">
          <text:p/>
        </draw:path>
        <draw:path draw:style-name="gr4" draw:text-style-name="P4" draw:layer="layout" svg:width="0.304cm" svg:height="0.529cm" svg:x="47.711cm" svg:y="78.641cm" svg:viewBox="0 0 305 530" svg:d="M230 150c0-29 0-58-14-75-12-15-43-20-58-20-52 0-72 31-75 37-2 6-17 20-17 107v135c0 127 43 141 92 141 20 0 81-6 81-109h66c3 164-109 164-144 164-63 0-161-6-161-205v-141c0-144 63-184 164-184s141 52 132 150z">
          <text:p/>
        </draw:path>
        <draw:polygon draw:style-name="gr4" draw:text-style-name="P4" draw:layer="layout" svg:width="0.31cm" svg:height="0.508cm" svg:x="48.154cm" svg:y="78.649cm" svg:viewBox="0 0 311 509" draw:points="0,509 0,0 66,0 66,219 245,219 245,0 311,0 311,509 245,509 245,276 66,276 66,509">
          <text:p/>
        </draw:polygon>
        <draw:path draw:style-name="gr4" draw:text-style-name="P4" draw:layer="layout" svg:width="0.321cm" svg:height="0.52cm" svg:x="48.623cm" svg:y="78.649cm" svg:viewBox="0 0 322 521" svg:d="M0 0h63v328c0 109 35 138 95 138 66 0 98-29 98-138v-328h66v325c0 141-51 196-164 196-106 0-158-55-158-196z">
          <text:p/>
        </draw:path>
        <draw:polygon draw:style-name="gr4" draw:text-style-name="P4" draw:layer="layout" svg:width="0.252cm" svg:height="0.508cm" svg:x="49.101cm" svg:y="78.649cm" svg:viewBox="0 0 253 509" draw:points="0,509 0,0 63,0 63,455 253,455 253,509">
          <text:p/>
        </draw:polygon>
        <draw:polygon draw:style-name="gr4" draw:text-style-name="P4" draw:layer="layout" svg:width="0.267cm" svg:height="0.508cm" svg:x="49.461cm" svg:y="78.649cm" svg:viewBox="0 0 268 509" draw:points="0,509 0,0 262,0 262,58 63,58 63,219 248,219 248,276 63,276 63,455 268,455 268,509">
          <text:p/>
        </draw:polygon>
        <draw:polygon draw:style-name="gr4" draw:text-style-name="P4" draw:layer="layout" svg:width="0.252cm" svg:height="0.508cm" svg:x="45.429cm" svg:y="79.352cm" svg:viewBox="0 0 253 509" draw:points="0,509 0,0 253,0 253,55 63,55 63,222 245,222 245,276 63,276 63,509">
          <text:p/>
        </draw:polygon>
        <draw:path draw:style-name="gr4" draw:text-style-name="P4" draw:layer="layout" svg:width="0.321cm" svg:height="0.517cm" svg:x="45.762cm" svg:y="79.352cm" svg:viewBox="0 0 322 518" svg:d="M0 0h66v322c0 113 32 141 95 141s98-28 98-141v-322h63v319c0 142-51 199-161 199-109 0-161-57-161-199z">
          <text:p/>
        </draw:path>
        <draw:path draw:style-name="gr4" draw:text-style-name="P4" draw:layer="layout" svg:width="0.307cm" svg:height="0.508cm" svg:x="46.211cm" svg:y="79.352cm" svg:viewBox="0 0 308 509" svg:d="M69 219h95c46 0 69-41 69-87 0-34-17-77-66-77h-98zM69 276v233h-69v-509h178c90 0 121 63 121 127 0 60-31 106-92 118 58 11 81 28 84 132 0 20 5 101 17 132h-69c-17-34-12-100-17-169-6-61-55-64-78-64z">
          <text:p/>
        </draw:path>
        <draw:polygon draw:style-name="gr4" draw:text-style-name="P4" draw:layer="layout" svg:width="0.333cm" svg:height="0.508cm" svg:x="46.577cm" svg:y="79.352cm" svg:viewBox="0 0 334 509" draw:points="334,0 334,55 201,55 201,509 135,509 135,55 0,55 0,0">
          <text:p/>
        </draw:polygon>
        <draw:polygon draw:style-name="gr4" draw:text-style-name="P4" draw:layer="layout" svg:width="0.615cm" svg:height="0.508cm" svg:x="46.942cm" svg:y="79.352cm" svg:viewBox="0 0 616 509" draw:points="0,0 69,0 164,440 167,440 268,0 351,0 443,440 550,0 616,0 484,509 403,509 305,66 201,509 124,509">
          <text:p/>
        </draw:polygon>
        <draw:path draw:style-name="gr4" draw:text-style-name="P4" draw:layer="layout" svg:width="0.411cm" svg:height="0.508cm" svg:x="47.567cm" svg:y="79.352cm" svg:viewBox="0 0 412 509" svg:d="M201 60h-2l-78 271h161zM161 0h81l170 509h-75l-38-120h-195l-38 120h-66z">
          <text:p/>
        </draw:path>
        <draw:polygon draw:style-name="gr4" draw:text-style-name="P4" draw:layer="layout" svg:width="0.347cm" svg:height="0.508cm" svg:x="48.068cm" svg:y="79.352cm" svg:viewBox="0 0 348 509" draw:points="348,0 348,509 256,509 58,66 58,509 0,509 0,0 89,0 288,435 288,0">
          <text:p/>
        </draw:polygon>
        <draw:path draw:style-name="gr4" draw:text-style-name="P4" draw:layer="layout" svg:width="0.318cm" svg:height="0.529cm" svg:x="48.546cm" svg:y="79.34cm" svg:viewBox="0 0 319 530" svg:d="M250 147c0-61-23-92-89-92-20 0-95 3-95 109v173c0 112 32 141 95 141 46 0 78-15 89-23v-153h-92v-54h159v244c-41 23-90 38-156 38-109 0-161-55-161-196v-167c0-101 52-167 161-167 110 0 161 40 158 147z">
          <text:p/>
        </draw:path>
        <draw:polygon draw:style-name="gr4" draw:text-style-name="P4" draw:layer="layout" svg:width="0.267cm" svg:height="0.508cm" svg:x="49cm" svg:y="79.352cm" svg:viewBox="0 0 268 509" draw:points="0,509 0,0 259,0 259,55 63,55 63,222 248,222 248,276 63,276 63,452 268,452 268,509">
          <text:p/>
        </draw:polygon>
        <draw:polygon draw:style-name="gr4" draw:text-style-name="P4" draw:layer="layout" svg:width="0.35cm" svg:height="0.508cm" svg:x="49.375cm" svg:y="79.352cm" svg:viewBox="0 0 351 509" draw:points="351,0 351,509 262,509 58,66 58,509 0,509 0,0 95,0 291,435 294,435 294,0">
          <text:p/>
        </draw:polygon>
        <draw:path draw:style-name="gr4" draw:text-style-name="P4" draw:layer="layout" svg:width="0.318cm" svg:height="0.52cm" svg:x="46.145cm" svg:y="80.051cm" svg:viewBox="0 0 319 521" svg:d="M0 0h63v328c0 109 35 138 98 138 61 0 95-29 95-138v-328h63v325c0 141-51 196-158 196-109 0-161-55-161-196z">
          <text:p/>
        </draw:path>
        <draw:polygon draw:style-name="gr4" draw:text-style-name="P4" draw:layer="layout" svg:width="0.347cm" svg:height="0.508cm" svg:x="46.6cm" svg:y="80.051cm" svg:viewBox="0 0 348 509" draw:points="348,0 348,509 259,509 58,69 58,509 0,509 0,0 92,0 291,435 291,0">
          <text:p/>
        </draw:polygon>
        <draw:polygon draw:style-name="gr4" draw:text-style-name="P4" draw:layer="layout" svg:width="0.065cm" svg:height="0.508cm" svg:x="47.092cm" svg:y="80.051cm" svg:viewBox="0 0 66 509" draw:points="66,509 0,509 0,0 66,0">
          <text:p/>
        </draw:polygon>
        <draw:polygon draw:style-name="gr4" draw:text-style-name="P4" draw:layer="layout" svg:width="0.373cm" svg:height="0.508cm" svg:x="47.25cm" svg:y="80.051cm" svg:viewBox="0 0 374 509" draw:points="224,509 147,509 0,0 72,0 187,446 308,0 374,0">
          <text:p/>
        </draw:polygon>
        <draw:polygon draw:style-name="gr4" draw:text-style-name="P4" draw:layer="layout" svg:width="0.267cm" svg:height="0.508cm" svg:x="47.708cm" svg:y="80.051cm" svg:viewBox="0 0 268 509" draw:points="0,509 0,0 265,0 265,58 66,58 66,219 250,219 250,276 66,276 66,452 268,452 268,509">
          <text:p/>
        </draw:polygon>
        <draw:path draw:style-name="gr4" draw:text-style-name="P4" draw:layer="layout" svg:width="0.304cm" svg:height="0.508cm" svg:x="48.079cm" svg:y="80.051cm" svg:viewBox="0 0 305 509" svg:d="M66 219h98c46 0 69-41 69-84 0-37-20-77-69-77h-98zM66 273v236h-66v-509h176c89 0 120 63 120 127 0 60-31 106-92 115v3c61 8 81 28 84 129 0 23 8 101 17 135h-66c-20-37-15-103-20-169-6-64-55-67-78-67z">
          <text:p/>
        </draw:path>
        <draw:path draw:style-name="gr4" draw:text-style-name="P4" draw:layer="layout" svg:width="0.308cm" svg:height="0.529cm" svg:x="48.477cm" svg:y="80.043cm" svg:viewBox="0 0 309 530" svg:d="M64 368v15c0 69 43 89 83 89 52 0 95-20 95-81 0-112-230-100-230-253 0-89 63-138 147-138 98 0 150 46 144 150h-66c0-55-18-92-81-92-40 0-78 20-78 74 0 113 231 95 231 257 0 106-75 141-162 141-149 0-149-113-146-162z">
          <text:p/>
        </draw:path>
        <draw:polygon draw:style-name="gr4" draw:text-style-name="P4" draw:layer="layout" svg:width="0.068cm" svg:height="0.508cm" svg:x="48.908cm" svg:y="80.051cm" svg:viewBox="0 0 69 509" draw:points="69,509 0,509 0,0 69,0">
          <text:p/>
        </draw:polygon>
        <draw:polygon draw:style-name="gr4" draw:text-style-name="P4" draw:layer="layout" svg:width="0.333cm" svg:height="0.508cm" svg:x="49.069cm" svg:y="80.051cm" svg:viewBox="0 0 334 509" draw:points="334,0 334,58 201,58 201,509 132,509 132,58 0,58 0,0">
          <text:p/>
        </draw:polygon>
        <draw:polygon draw:style-name="gr4" draw:text-style-name="P4" draw:layer="layout" svg:width="0.342cm" svg:height="0.508cm" svg:x="49.435cm" svg:y="80.051cm" svg:viewBox="0 0 343 509" draw:points="276,0 343,0 204,314 204,509 138,509 138,314 0,0 72,0 176,245">
          <text:p/>
        </draw:polygon>
        <draw:polygon draw:style-name="gr4" draw:text-style-name="P4" draw:layer="layout" svg:width="1.188cm" svg:height="1.962cm" svg:x="50.52cm" svg:y="78.618cm" svg:viewBox="0 0 1189 1963" draw:points="0,1963 0,0 250,0 250,846 935,846 935,0 1189,0 1189,1963 935,1963 935,1065 250,1065 250,1963">
          <text:p/>
        </draw:polygon>
        <draw:polygon draw:style-name="gr4" draw:text-style-name="P4" draw:layer="layout" svg:width="0.975cm" svg:height="1.962cm" svg:x="52.051cm" svg:y="78.618cm" svg:viewBox="0 0 976 1963" draw:points="0,1963 0,0 976,0 976,216 250,216 250,846 938,846 938,1065 250,1065 250,1963">
          <text:p/>
        </draw:polygon>
        <draw:path draw:style-name="gr4" draw:text-style-name="P4" draw:layer="layout" svg:width="1.234cm" svg:height="2.002cm" svg:x="53.231cm" svg:y="78.618cm" svg:viewBox="0 0 1235 2003" svg:d="M0 0h253v1258c0 429 130 538 366 538s368-109 368-538v-1258h248v1246c0 544-202 757-616 757-418 0-619-213-619-757z">
          <text:p/>
        </draw:path>
        <draw:line draw:style-name="gr5" draw:text-style-name="P5" draw:layer="layout" svg:x1="50.103cm" svg:y1="78.615cm" svg:x2="50.103cm" svg:y2="80.581cm">
          <text:p/>
        </draw:line>
        <draw:frame draw:style-name="gr6" draw:text-style-name="P7" draw:layer="layout" svg:width="14.906cm" svg:height="2.715cm" svg:x="3.042cm" svg:y="1.17cm">
          <draw:text-box>
            <text:p text:style-name="P6"><text:span text:style-name="T1">W</text:span><text:span text:style-name="T1">I</text:span><text:span text:style-name="T1">S</text:span><text:span text:style-name="T1">H</text:span><text:span text:style-name="T1"> </text:span><text:span text:style-name="T1">4</text:span><text:span text:style-name="T1">.</text:span><text:span text:style-name="T1">0</text:span></text:p>
          </draw:text-box>
        </draw:frame>
        <draw:frame draw:style-name="gr7" draw:text-style-name="P8" draw:layer="layout" svg:width="21.037cm" svg:height="1.97cm" svg:x="3.022cm" svg:y="4.029cm">
          <draw:text-box>
            <text:p text:style-name="P6"><text:span text:style-name="T2">D</text:span><text:span text:style-name="T2">er </text:span><text:span text:style-name="T2">W</text:span><text:span text:style-name="T2">ei</text:span><text:span text:style-name="T2">n</text:span><text:span text:style-name="T2">s</text:span><text:span text:style-name="T2">c</text:span><text:span text:style-name="T2">h</text:span><text:span text:style-name="T2">or</text:span><text:span text:style-name="T2">le</text:span><text:span text:style-name="T2">a</text:span><text:span text:style-name="T2">ut</text:span><text:span text:style-name="T2">o</text:span><text:span text:style-name="T2">m</text:span><text:span text:style-name="T2">at</text:span></text:p>
          </draw:text-box>
        </draw:frame>
        <draw:g>
          <draw:frame draw:style-name="gr8" draw:text-style-name="P5" draw:layer="layout" svg:width="17.1cm" svg:height="5.058cm" svg:x="7.872cm" svg:y="6.048cm">
            <draw:image xlink:href="Pictures/10000000000000D50000003FAE4930A08B22869B.png" xlink:type="simple" xlink:show="embed" xlink:actuate="onLoad">
              <text:p/>
            </draw:image>
          </draw:frame>
          <draw:frame draw:style-name="gr9" draw:text-style-name="P9" draw:layer="layout" svg:width="7.444cm" svg:height="1.479cm" svg:x="3.325cm" svg:y="7.341cm">
            <draw:text-box>
              <text:p text:style-name="P6"><text:span text:style-name="T3">powered by</text:span></text:p>
            </draw:text-box>
          </draw:frame>
        </draw:g>
        <draw:frame draw:style-name="gr10" draw:text-style-name="P10" draw:layer="layout" svg:width="43.498cm" svg:height="2.858cm" svg:x="2.659cm" svg:y="35.376cm">
          <draw:text-box>
            <text:p><text:span text:style-name="T4"><text:s/></text:span></text:p>
          </draw:text-box>
        </draw:frame>
        <draw:frame draw:style-name="gr11" draw:text-style-name="P11" draw:layer="layout" svg:width="51.984cm" svg:height="25.383cm" svg:x="2.786cm" svg:y="35.242cm">
          <draw:image xlink:href="Pictures/100092DD00009F6100004DD34B8B4F889EFD23A6.svg" xlink:type="simple" xlink:show="embed" xlink:actuate="onLoad">
            <text:p/>
          </draw:image>
          <draw:image xlink:href="Pictures/10000201000003F4000001EE392BB3DCB02EC136.png" xlink:type="simple" xlink:show="embed" xlink:actuate="onLoad"/>
        </draw:frame>
        <draw:frame draw:style-name="gr12" draw:text-style-name="P12" draw:layer="layout" svg:width="43.498cm" svg:height="39.181cm" svg:x="4.31cm" svg:y="13.046cm">
          <draw:text-box>
            <text:p><text:span text:style-name="T5">Projektevaluation</text:span></text:p>
            <text:p><text:span text:style-name="T5"/></text:p>
            <text:p><text:span text:style-name="T6">Projekt wurde abgeschlossen, jedoch konnten nicht alle Anforderungen wie zu Beginn gedacht erfüllt werden. </text:span></text:p>
            <text:p><text:span text:style-name="T6"/></text:p>
            <text:p><text:span text:style-name="T6">Bezogen darauf ist unser Projekt aufgrund einer nicht umsetzbaren funktionalen Kernanforderung als nicht vollständig <text:s/>erfolgreich einzustufen. </text:span></text:p>
            <text:p><text:span text:style-name="T7"/></text:p>
            <text:p><text:span text:style-name="T7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versLTW0247LightCn1" svg:font-family="UniversLTW0247LightCn"/>
    <style:font-face style:name="UniversLTW0267Cn1" svg:font-family="UniversLTW0267Cn"/>
    <style:font-face style:name="DejaVu Sans2" svg:font-family="'DejaVu Sans'" style:font-pitch="variable"/>
    <style:font-face style:name="Liberation Serif1" svg:font-family="'Liberation Serif'" style:font-pitch="variable"/>
    <style:font-face style:name="UniversLTW0247LightCn" svg:font-family="UniversLTW0247LightCn" style:font-pitch="variable"/>
    <style:font-face style:name="UniversLTW0267Cn" svg:font-family="UniversLTW0267C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erif2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cm" fo:margin-bottom="1cm" fo:margin-left="0.5cm" fo:margin-right="0.5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6-18T16:40:29.048387037</dc:date>
    <meta:editing-duration>PT38M56S</meta:editing-duration>
    <meta:editing-cycles>9</meta:editing-cycles>
    <meta:generator>LibreOffice/5.1.6.2$Linux_X86_64 LibreOffice_project/10m0$Build-2</meta:generator>
    <meta:document-statistic meta:object-count="122"/>
  </office:meta>
</office:document-meta>
</file>